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evdocs.magento.com/guides/v2.0/extension-dev-guide/prepare/lifecycle.html" text:style-name="Internet_20_link" text:visited-style-name="Visited_20_Internet_20_Link">https://devdocs.magento.com/guides/v2.0/extension-dev-guide/prepare/lifecycle.html</text:a></text:p>
      <text:p text:style-name="P1"><text:a xlink:type="simple" xlink:href="https://devdocs.magento.com/guides/v2.2/extension-dev-guide/routing.html" text:style-name="Internet_20_link" text:visited-style-name="Visited_20_Internet_20_Link">https://devdocs.magento.com/guides/v2.2/extension-dev-guide/routing.html</text:a></text:p>
      <text:p text:style-name="P1"><text:a xlink:type="simple" xlink:href="https://devdocs.magento.com/guides/v2.2/extension-dev-guide/attributes.html" text:style-name="Internet_20_link" text:visited-style-name="Visited_20_Internet_20_Link">https://devdocs.magento.com/guides/v2.2/extension-dev-guide/attributes.html</text:a></text:p>
      <text:p text:style-name="P1"><text:a xlink:type="simple" xlink:href="https://edmondscommerce.github.io/introducing-ui-components/" text:style-name="Internet_20_link" text:visited-style-name="Visited_20_Internet_20_Link">https://edmondscommerce.github.io/introducing-ui-components/</text:a></text:p>
      <text:p text:style-name="P1"><text:a xlink:type="simple" xlink:href="https://devdocs.magento.com/guides/v2.2/ui_comp_guide/bk-ui_comps.html" text:style-name="Internet_20_link" text:visited-style-name="Visited_20_Internet_20_Link">https://devdocs.magento.com/guides/v2.2/ui_comp_guide/bk-ui_comps.html</text:a></text:p>
      <text:p text:style-name="P1"><text:a xlink:type="simple" xlink:href="https://devdocs.magento.com/guides/v2.2/javascript-dev-guide/javascript/js_init.html" text:style-name="Internet_20_link" text:visited-style-name="Visited_20_Internet_20_Link">https://devdocs.magento.com/guides/v2.2/javascript-dev-guide/javascript/js_init.html</text:a></text:p>
      <text:p text:style-name="P1"><text:a xlink:type="simple" xlink:href="https://devdocs.magento.com/guides/v2.2/extension-dev-guide/cache/page-caching/private-content.html" text:style-name="Internet_20_link" text:visited-style-name="Visited_20_Internet_20_Link">https://devdocs.magento.com/guides/v2.2/extension-dev-guide/cache/page-caching/private-content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22:59:11.225211410</meta:creation-date>
    <dc:date>2018-07-16T23:02:11.883150757</dc:date>
    <meta:editing-duration>PT3M1S</meta:editing-duration>
    <meta:editing-cycles>1</meta:editing-cycles>
    <meta:document-statistic meta:table-count="0" meta:image-count="0" meta:object-count="0" meta:page-count="1" meta:paragraph-count="7" meta:word-count="7" meta:character-count="542" meta:non-whitespace-character-count="542"/>
    <meta:generator>LibreOffice/5.1.6.2$Linux_X86_64 LibreOffice_project/10m0$Build-2</meta:generator>
  </office:meta>
</office:document-meta>
</file>